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F60000021279D44C337C5F26C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color="#c5000b" draw:fill="solid" draw:fill-color="#c5000b" draw:opacity="0%" draw:textarea-horizontal-align="justify" draw:textarea-vertical-align="middle" draw:auto-grow-height="false" fo:min-height="0.35cm" fo:min-width="18.5cm" draw:shadow-opacity="0%"/>
    </style:style>
    <style:style style:name="gr4" style:family="graphic">
      <style:graphic-properties style:protect="size"/>
    </style:style>
    <style:style style:name="pr1" style:family="presentation" style:parent-style-name="Predeterminado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c5000b" draw:opacity="0%"/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draw:style-name="gr1" draw:text-style-name="P1" draw:layer="layout" svg:width="24.8cm" svg:height="2.384cm" svg:x="1.6cm" svg:y="13.416cm">
          <draw:text-box>
            <text:p>- The existence of 2D materials was not believed to be possible.</text:p>
            <text:p/>
            <text:p>- Nowadays there is a whole branch of science sploiting their applications.</text:p>
          </draw:text-box>
        </draw:frame>
        <draw:frame draw:style-name="gr2" draw:text-style-name="P2" draw:layer="layout" svg:width="27.999cm" svg:height="9.723cm" svg:x="0.001cm" svg:y="0cm">
          <draw:image xlink:href="Pictures/10000000000005F60000021279D44C337C5F26CD.png" xlink:type="simple" xlink:show="embed" xlink:actuate="onLoad">
            <text:p/>
          </draw:image>
        </draw:frame>
        <draw:custom-shape draw:style-name="gr3" draw:text-style-name="P3" draw:layer="layout" svg:width="19cm" svg:height="0.6cm" svg:x="3.4cm" svg:y="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7T11:49:08.457627294</meta:creation-date>
    <dc:date>2019-12-18T09:50:12.589079085</dc:date>
    <meta:editing-duration>PT31M6S</meta:editing-duration>
    <meta:editing-cycles>12</meta:editing-cycles>
    <meta:generator>LibreOffice/5.1.6.2$Linux_X86_64 LibreOffice_project/10m0$Build-2</meta:generator>
    <meta:document-statistic meta:object-count="26"/>
  </office:meta>
</office:document-meta>
</file>